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Terminals</text:p>
          </table:table-cell>
          <table:table-cell office:value-type="string">
            <text:p>Jump</text:p>
          </table:table-cell>
          <table:table-cell office:value-type="string">
            <text:p>Accept</text:p>
          </table:table-cell>
          <table:table-cell office:value-type="string">
            <text:p>Stack</text:p>
          </table:table-cell>
          <table:table-cell office:value-type="string">
            <text:p>Return</text:p>
          </table:table-cell>
          <table:table-cell office:value-type="string">
            <text:p>Erro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oid int float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oid int float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eps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eps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void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t float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void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t float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oat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t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loat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void int floa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main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<text:s/>(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<text:s/>)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<text:s/>{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var int float }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<text:s/>}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var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nt float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<text:s/>}</text:p>
          </table:table-cell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var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var int float }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nt float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var int float }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<text:s/>}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var</text:p>
          </table:table-cell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var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<text:s/>= += -= *=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<text:s/>- ( const var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<text:s/>;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t float</text:p>
          </table:table-cell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t float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var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<text:s/>;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var</text:p>
          </table:table-cell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var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<text:s/>= , ;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<text:s/>, ;</text:p>
          </table:table-cell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<text:s/>,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<text:s/>;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<text:s/>,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var</text:p>
          </table:table-cell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<text:s/>;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<text:s/>=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<text:s/>, ;</text:p>
          </table:table-cell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<text:s/>, ;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<text:s/>=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<text:s/>- ( const var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<text:s/>( const var</text:p>
          </table:table-cell>
          <table:table-cell office:value-type="float" office:value="53">
            <text:p>5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<text:s/>-</text:p>
          </table:table-cell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<text:s/>( const var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<text:s/>-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<text:s/>( const var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onst var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<text:s/>(</text:p>
          </table:table-cell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<text:s/>(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<text:s/>- ( const var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<text:s/>)</text:p>
          </table:table-cell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<text:s/>+ - * == != &lt; &gt; ; , ] )</text:p>
          </table:table-cell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const var</text:p>
          </table:table-cell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<text:s/>+ - * == != &lt; &gt; ; , ] )</text:p>
          </table:table-cell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const</text:p>
          </table:table-cell>
          <table:table-cell office:value-type="float" office:value="66">
            <text:p>66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var</text:p>
          </table:table-cell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const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var</text:p>
          </table:table-cell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var</text:p>
          </table:table-cell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var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<text:s/>[ + - * == != &lt; &gt; l , ; ) ] =</text:p>
          </table:table-cell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<text:s/>[</text:p>
          </table:table-cell>
          <table:table-cell office:value-type="float" office:value="73">
            <text:p>7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<text:s/>+ - * == != &lt; &gt; ; , ] ) =</text:p>
          </table:table-cell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<text:s/>[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<text:s/>- ( const var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<text:s/>]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<text:s/>+ - * == != &lt; &gt; ; , ] ) =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<text:s/>+ - * == != &lt; &gt;</text:p>
          </table:table-cell>
          <table:table-cell office:value-type="float" office:value="79">
            <text:p>7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<text:s/>; , ] )</text:p>
          </table:table-cell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<text:s/>+ - * == != &lt; &gt;</text:p>
          </table:table-cell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<text:s/>( const var</text:p>
          </table:table-cell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<text:s/>; , ] )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<text:s/>+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<text:s/>-</text:p>
          </table:table-cell>
          <table:table-cell office:value-type="float" office:value="90">
            <text:p>9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<text:s/>*</text:p>
          </table:table-cell>
          <table:table-cell office:value-type="float" office:value="91">
            <text:p>9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<text:s/>==</text:p>
          </table:table-cell>
          <table:table-cell office:value-type="float" office:value="92">
            <text:p>9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<text:s/>!=</text:p>
          </table:table-cell>
          <table:table-cell office:value-type="float" office:value="93">
            <text:p>93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<text:s/>&lt;</text:p>
          </table:table-cell>
          <table:table-cell office:value-type="float" office:value="94">
            <text:p>94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<text:s/>&gt;</text:p>
          </table:table-cell>
          <table:table-cell office:value-type="float" office:value="95">
            <text:p>9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<text:s/>+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<text:s/>-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<text:s/>*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<text:s/>==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<text:s/>!=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<text:s/>&lt;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<text:s/>&gt;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<text:s/>=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<text:s/>+=</text:p>
          </table:table-cell>
          <table:table-cell office:value-type="float" office:value="101">
            <text:p>10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<text:s/>-=</text:p>
          </table:table-cell>
          <table:table-cell office:value-type="float" office:value="102">
            <text:p>10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<text:s/>*=</text:p>
          </table:table-cell>
          <table:table-cell office:value-type="float" office:value="103">
            <text:p>10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<text:s/>=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<text:s/>+=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<text:s/>-=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<text:s/>*=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2" table:number-rows-repeated="1048471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9">00.00.0000</text:date>, <text:time style:data-style-name="N2" text:time-value="0000-00-00T21:45:5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</meta:initial-creator>
    <meta:creation-date>2013-05-18T19:52:28</meta:creation-date>
    <dc:date>2013-05-19T01:30:04</dc:date>
    <dc:creator>Peter </dc:creator>
    <meta:editing-duration>PT19M34S</meta:editing-duration>
    <meta:editing-cycles>11</meta:editing-cycles>
    <meta:generator>LibreOffice/4.0.1.2$Linux_X86_64 LibreOffice_project/84102822e3d61eb989ddd325abf1ac077904985</meta:generator>
    <meta:document-statistic meta:table-count="1" meta:cell-count="728" meta:object-count="0"/>
  </office:meta>
</office:document-meta>
</file>